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8d1b4"/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fa425" officeooo:paragraph-rsid="0018d1b4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fa425" officeooo:paragraph-rsid="002aea14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8d1b4" officeooo:paragraph-rsid="0018d1b4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9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19b9c4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1bf6ff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7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07aab8" officeooo:paragraph-rsid="000f583d"/>
    </style:style>
    <style:style style:name="P18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18d1b4"/>
    </style:style>
    <style:style style:name="P19" style:family="paragraph" style:parent-style-name="Texto_20_tabela">
      <style:paragraph-properties fo:text-align="center" style:justify-single-word="false" style:snap-to-layout-grid="false"/>
    </style:style>
    <style:style style:name="P20" style:family="paragraph" style:parent-style-name="Texto_20_tabela">
      <style:paragraph-properties fo:text-align="center" style:justify-single-word="false" style:snap-to-layout-grid="false"/>
      <style:text-properties officeooo:rsid="0002101b" officeooo:paragraph-rsid="0002101b"/>
    </style:style>
    <style:style style:name="P21" style:family="paragraph" style:parent-style-name="Texto_20_tabela">
      <style:paragraph-properties fo:text-align="center" style:justify-single-word="false" style:snap-to-layout-grid="false"/>
      <style:text-properties officeooo:rsid="000b135c" officeooo:paragraph-rsid="000b135c"/>
    </style:style>
    <style:style style:name="P22" style:family="paragraph" style:parent-style-name="Texto_20_tabela">
      <style:paragraph-properties fo:text-align="center" style:justify-single-word="false" style:snap-to-layout-grid="false"/>
      <style:text-properties officeooo:rsid="00115311" officeooo:paragraph-rsid="00115311"/>
    </style:style>
    <style:style style:name="P23" style:family="paragraph" style:parent-style-name="Texto_20_tabela">
      <style:paragraph-properties fo:text-align="center" style:justify-single-word="false" style:snap-to-layout-grid="false"/>
      <style:text-properties officeooo:rsid="0014c467" officeooo:paragraph-rsid="0014c467"/>
    </style:style>
    <style:style style:name="P24" style:family="paragraph" style:parent-style-name="CabecalhoTabela">
      <style:paragraph-properties style:snap-to-layout-grid="false"/>
    </style:style>
    <style:style style:name="P25" style:family="paragraph" style:parent-style-name="CabecalhoTabela">
      <style:paragraph-properties style:snap-to-layout-grid="false"/>
      <style:text-properties officeooo:paragraph-rsid="0002101b"/>
    </style:style>
    <style:style style:name="P26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7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8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0b135c"/>
    </style:style>
    <style:style style:name="P29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30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</style:style>
    <style:style style:name="P31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b135c" officeooo:paragraph-rsid="000b135c"/>
    </style:style>
    <style:style style:name="P32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1e3b8" officeooo:paragraph-rsid="0011e3b8"/>
    </style:style>
    <style:style style:name="P33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4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5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36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37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cf120" officeooo:paragraph-rsid="000cf120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8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officeooo:rsid="0002101b"/>
    </style:style>
    <style:style style:name="T5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" style:family="text">
      <style:text-properties style:use-window-font-color="true" style:font-name="Arial" fo:font-size="10pt" fo:language="pt" fo:country="BR" officeooo:rsid="000b135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7" style:family="text">
      <style:text-properties style:use-window-font-color="true" style:font-name="Arial" fo:font-size="10pt" fo:language="pt" fo:country="BR" officeooo:rsid="0017902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23233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288b67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font-size="11pt" fo:language="pt" fo:country="BR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1" style:family="text">
      <style:text-properties style:use-window-font-color="true" style:font-name="Arial" fo:font-size="11pt" fo:language="pt" fo:country="BR" officeooo: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2" style:family="text">
      <style:text-properties style:use-window-font-color="true" style:font-name="Arial" fo:font-size="11pt" fo:language="pt" fo:country="BR" officeooo: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3" style:family="text">
      <style:text-properties fo:font-size="11pt" style:font-name-asian="Times New Roman" style:font-size-asian="11pt"/>
    </style:style>
    <style:style style:name="T14" style:family="text">
      <style:text-properties fo:font-size="11pt" officeooo:rsid="00023a1f" style:font-name-asian="Times New Roman" style:font-size-asian="11pt" style:font-size-complex="11pt"/>
    </style:style>
    <style:style style:name="T15" style:family="text">
      <style:text-properties fo:font-size="10pt" style:font-name-asian="Times New Roman" style:font-size-asian="10pt"/>
    </style:style>
    <style:style style:name="T16" style:family="text">
      <style:text-properties fo:font-size="10pt" officeooo:rsid="004b5cce" style:font-name-asian="Times New Roman" style:font-size-asian="10pt"/>
    </style:style>
    <style:style style:name="T17" style:family="text">
      <style:text-properties fo:font-size="10pt" officeooo:rsid="000cf120" style:font-name-asian="Times New Roman" style:font-size-asian="10pt"/>
    </style:style>
    <style:style style:name="T18" style:family="text">
      <style:text-properties fo:font-size="10pt" officeooo:rsid="000f583d" style:font-name-asian="Times New Roman" style:font-size-asian="10pt"/>
    </style:style>
    <style:style style:name="T19" style:family="text">
      <style:text-properties fo:font-size="10pt" style:font-size-asian="10pt"/>
    </style:style>
    <style:style style:name="T20" style:family="text">
      <style:text-properties fo:font-size="10pt" officeooo:rsid="000f583d" style:font-size-asian="10pt"/>
    </style:style>
    <style:style style:name="T21" style:family="text">
      <style:text-properties fo:font-size="10pt" fo:language="pt" fo:country="BR" style:font-size-asian="10pt" style:language-asian="zh" style:country-asian="CN" style:font-size-complex="10pt" style:language-complex="ar" style:country-complex="SA"/>
    </style:style>
    <style:style style:name="T22" style:family="text">
      <style:text-properties officeooo:rsid="00115311"/>
    </style:style>
    <style:style style:name="T23" style:family="text">
      <style:text-properties officeooo:rsid="0014c467"/>
    </style:style>
    <style:style style:name="T24" style:family="text">
      <style:text-properties officeooo:rsid="0015e993"/>
    </style:style>
    <style:style style:name="T25" style:family="text">
      <style:text-properties officeooo:rsid="0018d1b4"/>
    </style:style>
    <style:style style:name="T26" style:family="text">
      <style:text-properties officeooo:rsid="0017e711"/>
    </style:style>
    <style:style style:name="T27" style:family="text">
      <style:text-properties officeooo:rsid="001fa425"/>
    </style:style>
    <style:style style:name="T28" style:family="text">
      <style:text-properties officeooo:rsid="000e6f81"/>
    </style:style>
    <style:style style:name="T29" style:family="text">
      <style:text-properties officeooo:rsid="000f583d"/>
    </style:style>
    <style:style style:name="T30" style:family="text">
      <style:text-properties officeooo:rsid="001c9a1c"/>
    </style:style>
    <style:style style:name="T31" style:family="text">
      <style:text-properties officeooo:rsid="00206ef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4">GRH</text:span> – Gestão de <text:span text:style-name="T4">Recursos Humanos</text:span></text:p>
      <text:p text:style-name="P8"/>
      <text:p text:style-name="P6">Documento de Especificação de Caso de Uso</text:p>
      <text:p text:style-name="P6"/>
      <text:p text:style-name="P7">UC<text:span text:style-name="T30">26</text:span> – <text:span text:style-name="T24">Avaliar Estagio</text:span></text:p>
      <text:p text:style-name="P9"/>
      <text:p text:style-name="P9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 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4">Data</text:p>
          </table:table-cell>
          <table:table-cell table:style-name="Tabela1.A1" office:value-type="string">
            <text:p text:style-name="P24">Versão</text:p>
          </table:table-cell>
          <table:table-cell table:style-name="Tabela1.A1" office:value-type="string">
            <text:p text:style-name="P25">Responsável</text:p>
          </table:table-cell>
          <table:table-cell table:style-name="Tabela1.D1" office:value-type="string">
            <text:p text:style-name="P24">Alteração</text:p>
          </table:table-cell>
        </table:table-row>
        <table:table-row table:style-name="Tabela1.1">
          <table:table-cell table:style-name="Tabela1.A1" office:value-type="string">
            <text:p text:style-name="P20"><text:span text:style-name="T23">28/09/</text:span>2015</text:p>
          </table:table-cell>
          <table:table-cell table:style-name="Tabela1.A1" office:value-type="string">
            <text:p text:style-name="P19">1.0</text:p>
          </table:table-cell>
          <table:table-cell table:style-name="Tabela1.A1" office:value-type="string">
            <text:p text:style-name="P23">Rayson Santos de Lima</text:p>
          </table:table-cell>
          <table:table-cell table:style-name="Tabela1.D1" office:value-type="string">
            <text:p text:style-name="P30">Criação do documento</text:p>
          </table:table-cell>
        </table:table-row>
        <table:table-row table:style-name="Tabela1.1"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D3" office:value-type="string">
            <text:p text:style-name="P31"/>
          </table:table-cell>
        </table:table-row>
        <table:table-row table:style-name="Tabela1.1">
          <table:table-cell table:style-name="Tabela1.A3" office:value-type="string">
            <text:p text:style-name="P22"/>
          </table:table-cell>
          <table:table-cell table:style-name="Tabela1.A3" office:value-type="string">
            <text:p text:style-name="P22"/>
          </table:table-cell>
          <table:table-cell table:style-name="Tabela1.A3" office:value-type="string">
            <text:p text:style-name="P22"/>
          </table:table-cell>
          <table:table-cell table:style-name="Tabela1.D3" office:value-type="string">
            <text:p text:style-name="P32"/>
          </table:table-cell>
        </table:table-row>
      </table:table>
      <text:section text:style-name="Sect1" text:name="Seção1">
        <text:list xml:id="list2380128961317073866" text:style-name="WW8Num2">
          <text:list-item>
            <text:h text:style-name="P29" text:outline-level="1"><text:bookmark-start text:name="_Ref439573339"/><text:bookmark-start text:name="_Ref418497390"/>CASOS DE USO: <text:span text:style-name="T30">avaliar estagio</text:span></text:h>
            <text:list>
              <text:list-item>
                <text:h text:style-name="P26" text:outline-level="2">De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scrição</text:h>
              </text:list-item>
            </text:list>
          </text:list-item>
        </text:list>
        <text:p text:style-name="Normal"><text:span text:style-name="Fonte_20_parág._20_padrão"><text:span text:style-name="T5">Este caso de uso descreve o processo em que </text:span></text:span><text:span text:style-name="Fonte_20_parág._20_padrão"><text:span text:style-name="T6">o </text:span></text:span><text:span text:style-name="Fonte_20_parág._20_padrão"><text:span text:style-name="T7">coordenador</text:span></text:span><text:span text:style-name="Fonte_20_parág._20_padrão"><text:span text:style-name="T6"> </text:span></text:span><text:span text:style-name="Fonte_20_parág._20_padrão"><text:span text:style-name="T7">avalia </text:span></text:span><text:span text:style-name="Fonte_20_parág._20_padrão"><text:span text:style-name="T9">o </text:span></text:span><text:span text:style-name="Fonte_20_parág._20_padrão"><text:span text:style-name="T21">estagio</text:span></text:span><text:span text:style-name="Fonte_20_parág._20_padrão"><text:span text:style-name="T8"> </text:span></text:span></text:p>
        <text:list xml:id="list133509145173573" text:continue-numbering="true" text:style-name="WW8Num2">
          <text:list-item>
            <text:list>
              <text:list-item>
                <text:h text:style-name="P28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bookmark-start text:name="_Ref88992566"/>O ator envolvido é o <text:span text:style-name="T25">Coordenador.</text:span></text:p>
        <text:list xml:id="list133509145160565" text:continue-numbering="true" text:style-name="WW8Num2">
          <text:list-item>
            <text:list>
              <text:list-item>
                <text:h text:style-name="P27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1.<text:tab/><text:span text:style-name="T26">Coordenador seleciona a opção de “Acompanhamento de Avaliação” do estagiário</text:span></text:p>
        <text:p text:style-name="P2"><text:span text:style-name="T27">2</text:span>.<text:tab/><text:span text:style-name="T28">Sistema exibe informações do acompanhamento da avaliação do estagiário</text:span></text:p>
        <text:p text:style-name="P3">3.<text:tab/>Coordenador seleciona a opção de “<text:span text:style-name="T25">avaliar estagio”</text:span></text:p>
        <text:p text:style-name="P4">4.<text:tab/><text:span text:style-name="T25">Sistema pede que o coordenador informe um comentário e uma nota sobre os seguintes pontos: ASSIDUIDADE E DISCIPLINA, INICIATIVA E PRODUTIVIDADE, RESPONSABILIDADE, RELACIONAMENTO.</text:span></text:p>
        <text:p text:style-name="P5">5.<text:tab/>Coordenador <text:span text:style-name="T31">informa os dados requeridos e </text:span>confirma a operação</text:p>
        <text:p text:style-name="P5">6.<text:tab/>Sistema mostra mensagem de confirmação</text:p>
        <text:p text:style-name="P18"><text:bookmark-end text:name="_Ref88992566"/></text:p>
        <text:p text:style-name="P17"><text:span text:style-name="T10">1.</text:span><text:span text:style-name="T11">4</text:span><text:span text:style-name="T10"><text:tab/>Fluxos </text:span><text:span text:style-name="T12">Alternativos</text:span></text:p>
        <text:p text:style-name="P15"><text:tab/>Não se aplica</text:p>
        <text:p text:style-name="P13"/>
        <text:p text:style-name="P17"><text:span text:style-name="T10">1.</text:span><text:span text:style-name="T12">5</text:span><text:span text:style-name="T10"><text:tab/>Fluxos de Exceção</text:span></text:p>
        <text:p text:style-name="P14"><text:tab/><text:span text:style-name="T29">Não se aplica</text:span></text:p>
        <text:p text:style-name="P10"/>
        <text:list xml:id="list3779410073929523103" text:style-name="L1">
          <text:list-header>
            <text:p text:style-name="P35"><text:soft-page-break/><text:span text:style-name="T16">1.</text:span><text:span text:style-name="T18">6</text:span><text:span text:style-name="T14"> <text:tab/>Pré-Condições</text:span></text:p>
          </text:list-header>
        </text:list>
        <text:p text:style-name="P11">Usuário Autenticado</text:p>
        <text:p text:style-name="P11">Para que o caso de uso seja iniciado é necessário que o usuário esteja autenticando no sistema e possua permissão de acesso a esta funcionalidade</text:p>
        <text:p text:style-name="P12"/>
        <text:list xml:id="list133509145181117" text:continue-numbering="true" text:style-name="L1">
          <text:list-header>
            <text:p text:style-name="P36"><text:span text:style-name="T15">1.</text:span><text:span text:style-name="T17">6</text:span><text:span text:style-name="T15"> </text:span><text:span text:style-name="T13"><text:tab/>Pós-Condições</text:span></text:p>
            <text:p text:style-name="P37"/>
            <text:p text:style-name="P34"><text:span text:style-name="T19">1.</text:span><text:span text:style-name="T20">7</text:span><text:span text:style-name="T19"> </text:span><text:tab/>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text:span text:style-name="T22">Regras de Negócio</text:span></text:p>
          </text:list-header>
        </text:list>
        <text:p text:style-name="P16"><text:s text:c="2"/><text:tab/>Não se aplica</text:p>
        <text:list xml:id="list133509145152651" text:continue-numbering="true" text:style-name="L1">
          <text:list-item>
            <text:list>
              <text:list-item>
                <text:list>
                  <text:list-header>
                    <text:p text:style-name="P38"/>
                  </text:list-header>
                </text:list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loext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0-02T13:35:09</dc:date>
    <meta:print-date>2007-05-07T23:41:00</meta:print-date>
    <meta:editing-cycles>45</meta:editing-cycles>
    <meta:editing-duration>PT1H36M1S</meta:editing-duration>
    <meta:generator>LibreOffice/4.3.1.2$Windows_x86 LibreOffice_project/958349dc3b25111dbca392fbc281a05559ef6848</meta:generator>
    <meta:document-statistic meta:table-count="1" meta:image-count="2" meta:object-count="0" meta:page-count="2" meta:paragraph-count="34" meta:word-count="183" meta:character-count="1175" meta:non-whitespace-character-count="1018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